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xtract_text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Run Macro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extract_text.py$macro?language=Python&amp;location=document" xlink:type="simple"/>
              </office:event-listeners>
            </form:button>
          </form:form>
        </office:forms>
        <table:shapes>
          <draw:control draw:z-index="0" draw:text-style-name="P1" svg:width="55.34mm" svg:height="20.18mm" svg:x="6.06mm" svg:y="26.83mm" draw:control="control1"/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3:54:26.183128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Cobb</meta:initial-creator>
    <meta:creation-date>2018-08-24T13:11:54.774682305</meta:creation-date>
    <dc:date>2018-08-24T13:54:33.839063329</dc:date>
    <dc:creator>Tom Cobb</dc:creator>
    <meta:editing-duration>PT15M58S</meta:editing-duration>
    <meta:editing-cycles>8</meta:editing-cycles>
    <meta:generator>LibreOffice/5.3.6.1$Linux_X86_64 LibreOffice_project/30$Build-1</meta:generator>
    <meta:document-statistic meta:table-count="1" meta:cell-count="8" meta:object-count="1"/>
  </office:meta>
</office:document-meta>
</file>